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1.722cm" fo:min-width="1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2.262cm" fo:min-width="3.6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draw:marker-start-width="0.242cm" draw:marker-end-width="0.242cm" draw:fill="solid" draw:fill-color="#dff8e1" draw:textarea-horizontal-align="justify" draw:textarea-vertical-align="middle" draw:auto-grow-height="false" fo:min-height="2.262cm" fo:min-width="4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2.222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242cm" draw:marker-end-width="0.242cm" draw:fill="solid" draw:fill-color="#dff8e1" draw:textarea-horizontal-align="justify" draw:textarea-vertical-align="middle" draw:auto-grow-height="false" fo:min-height="2.29cm" fo:min-width="4.51cm" fo:padding-top="0.139cm" fo:padding-bottom="0.139cm" fo:padding-left="0.264cm" fo:padding-right="0.264cm"/>
    </style:style>
    <style:style style:name="gr6" style:family="graphic" style:parent-style-name="objectwithoutfill">
      <style:graphic-properties draw:stroke="solid" svg:stroke-width="0.028cm" svg:stroke-color="#2a6099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2a6099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0.722cm" fo:min-width="1.472cm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Liberation Sans1" fo:font-size="10pt" style:font-size-asian="10pt" style:font-size-complex="10pt"/>
    </style:style>
    <style:style style:name="P2" style:family="paragraph">
      <loext:graphic-properties draw:fill="solid" draw:fill-color="#e5eef7"/>
      <style:paragraph-properties fo:text-align="center"/>
      <style:text-properties style:font-name="Liberation Sans1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e5eef7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dff8e1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Liberation Sans1" fo:font-size="8pt" style:font-size-asian="8pt" style:font-size-complex="8pt"/>
    </style:style>
    <style:style style:name="P9" style:family="paragraph">
      <loext:graphic-properties draw:fill="solid" draw:fill-color="#e5eef7"/>
      <style:paragraph-properties fo:text-align="center"/>
      <style:text-properties style:font-name="Liberation Sans1" fo:font-size="8pt" style:font-size-asian="8pt" style:font-size-complex="8pt"/>
    </style:style>
    <style:style style:name="T1" style:family="text">
      <style:text-properties style:font-name="Liberation Sans1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style:font-name="Liberation San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cm" svg:height="2cm" svg:x="1.1cm" svg:y="1.2cm">
          <text:p text:style-name="P1"><text:span text:style-name="T1">Minim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4.2cm" svg:height="2.54cm" svg:x="5.2cm" svg:y="6.56cm">
          <text:p text:style-name="P3"><text:span text:style-name="T2">Model</text:span></text:p>
          <text:p text:style-name="P3"><text:span text:style-name="T3"/></text:p>
          <text:p text:style-name="P4"><text:span text:style-name="T3">+ get_simulation(para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2" draw:id="id2" draw:layer="layout" svg:width="5cm" svg:height="2.54cm" svg:x="3cm" svg:y="9cm">
          <text:p text:style-name="P3"><text:span text:style-name="T2">FitObjective</text:span></text:p>
          <text:p text:style-name="P3"><text:span text:style-name="T3"/></text:p>
          <text:p text:style-name="P4"><text:span text:style-name="T3">+ evaluate(param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cm" svg:height="2.5cm" svg:x="10.1cm" svg:y="6.7cm">
          <text:p text:style-name="P3"><text:span text:style-name="T2">Fit parameters</text:span></text:p>
          <text:p text:style-name="P3"><text:span text:style-name="T3"/></text:p>
          <text:p text:style-name="P4"><text:span text:style-name="T3">+ params dictiona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5.01cm" svg:height="2.54cm" svg:x="8.99cm" svg:y="9cm">
          <text:p text:style-name="P3"><text:span text:style-name="T2">Minimizer</text:span></text:p>
          <text:p text:style-name="P3"><text:span text:style-name="T3"/></text:p>
          <text:p text:style-name="P4"><text:span text:style-name="T3">+ minimize(evaluate, params)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7.3cm" svg:y1="9.1cm" svg:x2="5.5cm" svg:y2="9cm" draw:start-shape="id1" draw:start-glue-point="2" draw:end-shape="id2" draw:end-glue-point="0" svg:d="M7300 9100v514h2614v-3568h-4414v2954" svg:viewBox="0 0 4415 3569">
          <text:p/>
        </draw:connector>
        <draw:connector draw:style-name="gr7" draw:text-style-name="P7" draw:layer="layout" svg:x1="12.1cm" svg:y1="9.2cm" svg:x2="11.495cm" svg:y2="9cm" draw:start-shape="id3" draw:start-glue-point="2" draw:end-shape="id4" draw:end-glue-point="0" svg:d="M12100 9200v514h2514v-3528h-3119v2814" svg:viewBox="0 0 3120 3529">
          <text:p/>
        </draw:connector>
        <draw:connector draw:style-name="gr7" draw:text-style-name="P7" draw:layer="layout" svg:x1="8cm" svg:y1="10.27cm" svg:x2="8.99cm" svg:y2="10.27cm" draw:start-shape="id2" draw:start-glue-point="1" draw:end-shape="id4" draw:end-glue-point="3" svg:d="M8000 10270h990" svg:viewBox="0 0 991 1">
          <text:p/>
        </draw:connector>
        <draw:custom-shape draw:style-name="gr8" draw:text-style-name="P9" draw:layer="layout" svg:width="2cm" svg:height="1cm" svg:x="3.6cm" svg:y="2.2cm">
          <text:p text:style-name="P8"><text:span text:style-name="T4">New values</text:span></text:p>
          <text:p text:style-name="P8"><text:span text:style-name="T4">of fit parame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1cm" svg:x="6.1cm" svg:y="2.2cm">
          <text:p text:style-name="P8"><text:span text:style-name="T4">Constructs </text:span></text:p>
          <text:p text:style-name="P8"><text:span text:style-name="T4">simulation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s" draw:line-skew="-0.014cm" svg:x1="13cm" svg:y1="3.4cm" svg:x2="1.1cm" svg:y2="2.2cm" draw:start-shape="id5" draw:start-glue-point="1" draw:end-shape="id6" draw:end-glue-point="3" svg:d="M13000 3400h500l-12914-1200h514" svg:viewBox="0 0 12915 1201">
          <text:p text:style-name="P3"><text:s text:c="7"/></text:p>
        </draw:connector>
        <draw:custom-shape draw:style-name="gr8" draw:text-style-name="P9" draw:layer="layout" svg:width="2cm" svg:height="1cm" svg:x="8.6cm" svg:y="2.2cm">
          <text:p text:style-name="P8"><text:span text:style-name="T4">Runs </text:span></text:p>
          <text:p text:style-name="P8"><text:span text:style-name="T4">sim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5" draw:id="id5" draw:layer="layout" svg:width="2cm" svg:height="1cm" svg:x="11cm" svg:y="2.9cm">
          <text:p text:style-name="P8"><text:span text:style-name="T4">Calculates chi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0:16:58.495054546</meta:creation-date>
    <dc:date>2018-11-22T14:00:27.445528692</dc:date>
    <meta:editing-duration>PT57M23S</meta:editing-duration>
    <meta:editing-cycles>12</meta:editing-cycles>
    <meta:generator>LibreOffice/6.1.3.2$Linux_X86_64 LibreOffice_project/10$Build-2</meta:generator>
    <meta:document-statistic meta:object-count="13"/>
  </office:meta>
</office:document-meta>
</file>